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o fence="true" stretchy="false">(</mo>
                <mrow>
                  <mrow>
                    <mi>f</mi>
                    <mi>'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g</mi>
                    </mrow>
                    <mi>'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∗</mo>
            <mi mathvariant="italic">dx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−</mo>
              <mi>g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g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stretchy="false">∫</mo>
                <mi>f</mi>
              </mrow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row>
                <mo stretchy="false">∫</mo>
                <mi>g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i mathvariant="italic">Por</mi>
            <mi mathvariant="italic">lo</mi>
            <mi mathvariant="italic">tanto</mi>
            <mn>...</mn>
          </mrow>
        </mtd>
      </mtr>
      <mtr>
        <mtd>
          <mrow/>
        </mtd>
      </mtr>
      <mtr>
        <mtd>
          <mrow>
            <mrow>
              <mrow>
                <mrow>
                  <mo stretchy="false">∫</mo>
                  <mrow>
                    <mo fence="true" stretchy="false">(</mo>
                    <mrow>
                      <mrow>
                        <mi>f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g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∗</mo>
                <mi mathvariant="italic">dx</mi>
              </mrow>
              <mo stretchy="false">=</mo>
              <mrow>
                <mo stretchy="false">∫</mo>
                <mi>f</mi>
              </mrow>
            </mrow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row>
                <mo stretchy="false">∫</mo>
                <mi>g</mi>
              </mrow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</mtable>
    <annotation encoding="StarMath 5.0">int ( f'(x) + g'(x) )*dx
newline
newline
`=f( x )+g( x )-f( a )-g( a )
newline
newline
`=f( x )-f( a )+g( x )-g( a )
newline
newline
`=int f'( x )*dx + int g'( x )*dx
newline
newline
Por lo tanto...
newline
newline
int ( f'(x) + g'(x) )*dx=int f'( x )*dx + int g'( x )*dx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2:45:52.160551247</meta:creation-date>
    <dc:date>2020-05-08T12:48:50.106115810</dc:date>
    <meta:editing-duration>PT2M58S</meta:editing-duration>
    <meta:editing-cycles>1</meta:editing-cycles>
    <meta:generator>LibreOffice/6.4.3.2$Linux_X86_64 LibreOffice_project/40$Build-2</meta:generator>
  </office:meta>
</office:document-meta>
</file>